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4">
      <style:paragraph-properties fo:line-height="100%"/>
      <style:text-properties style:font-name="Liberation Sans" fo:font-size="13.3000001907349pt" fo:font-style="italic" fo:font-weight="bold" officeooo:rsid="0010a8b2" officeooo:paragraph-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4" style:family="paragraph" style:parent-style-name="Heading_20_4">
      <style:paragraph-properties fo:line-height="100%"/>
    </style:style>
    <style:style style:name="P5" style:family="paragraph" style:parent-style-name="Standard">
      <style:paragraph-properties fo:line-height="100%"/>
      <style:text-properties officeooo:rsid="000666d2" officeooo:paragraph-rsid="000666d2"/>
    </style:style>
    <style:style style:name="P6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666d2" officeooo:paragraph-rsid="000666d2"/>
    </style:style>
    <style:style style:name="P7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846d0" officeooo:paragraph-rsid="000846d0"/>
    </style:style>
    <style:style style:name="P8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ce665" officeooo:paragraph-rsid="000ce665"/>
    </style:style>
    <style:style style:name="P9" style:family="paragraph" style:parent-style-name="Standard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846d0" fo:background-color="#1e1e1e"/>
    </style:style>
    <style:style style:name="P10" style:family="paragraph" style:parent-style-name="Standard">
      <style:paragraph-properties fo:line-height="100%"/>
      <style:text-properties fo:font-variant="normal" fo:text-transform="none" fo:color="#d4d4d4" loext:opacity="100%" style:font-name="Droid Sans Mono" fo:font-size="12.25pt" fo:letter-spacing="normal" fo:font-style="normal" fo:font-weight="normal" officeooo:rsid="000ce665" officeooo:paragraph-rsid="000ce665" fo:background-color="#1e1e1e"/>
    </style:style>
    <style:style style:name="P11" style:family="paragraph" style:parent-style-name="Standard">
      <style:paragraph-properties fo:line-height="100%"/>
      <style:text-properties fo:color="#d4d4d4" loext:opacity="100%" style:font-name="Droid Sans Mono" fo:font-size="12.25pt" fo:font-weight="normal" fo:background-color="#1e1e1e"/>
    </style:style>
    <style:style style:name="P12" style:family="paragraph" style:parent-style-name="Standard">
      <style:paragraph-properties fo:line-height="100%"/>
      <style:text-properties fo:color="#d4d4d4" loext:opacity="100%" style:font-name="Droid Sans Mono" fo:font-size="11.5pt" fo:font-weight="normal" fo:background-color="#1e1e1e"/>
    </style:style>
    <style:style style:name="P13" style:family="paragraph" style:parent-style-name="Standard">
      <style:paragraph-properties fo:line-height="100%"/>
      <style:text-properties fo:color="#6a9955" loext:opacity="100%" style:font-name="Droid Sans Mono" fo:font-size="11.5pt" fo:font-weight="normal" fo:background-color="#1e1e1e"/>
    </style:style>
    <style:style style:name="P14" style:family="paragraph" style:parent-style-name="Standard">
      <style:paragraph-properties fo:line-height="100%"/>
      <style:text-properties fo:color="#c586c0" loext:opacity="100%" style:font-name="Droid Sans Mono" fo:font-size="11.5pt" fo:font-weight="normal" fo:background-color="#1e1e1e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>
      <style:paragraph-properties fo:line-height="100%"/>
      <style:text-properties officeooo:paragraph-rsid="000666d2"/>
    </style:style>
    <style:style style:name="P17" style:family="paragraph" style:parent-style-name="Standard">
      <style:paragraph-properties fo:line-height="100%"/>
      <style:text-properties fo:font-size="10pt"/>
    </style:style>
    <style:style style:name="P18" style:family="paragraph" style:parent-style-name="Standard">
      <style:paragraph-properties fo:line-height="100%"/>
      <style:text-properties fo:font-size="11.5pt"/>
    </style:style>
    <style:style style:name="P19" style:family="paragraph" style:parent-style-name="Text_20_body">
      <style:paragraph-properties fo:line-height="100%"/>
      <style:text-properties officeooo:rsid="00105d12" officeooo:paragraph-rsid="00105d12"/>
    </style:style>
    <style:style style:name="P20" style:family="paragraph" style:parent-style-name="Text_20_body">
      <style:paragraph-properties fo:line-height="100%"/>
      <style:text-properties fo:font-variant="normal" fo:text-transform="none" fo:color="#222222" loext:opacity="100%" style:font-name="Arial" fo:font-size="11.25pt" fo:letter-spacing="normal" fo:font-style="normal" fo:font-weight="normal" officeooo:rsid="000846d0"/>
    </style:style>
    <style:style style:name="P21" style:family="paragraph" style:parent-style-name="Text_20_body">
      <style:text-properties officeooo:rsid="00138211" officeooo:paragraph-rsid="00138211"/>
    </style:style>
    <style:style style:name="T1" style:family="text">
      <style:text-properties officeooo:rsid="000666d2"/>
    </style:style>
    <style:style style:name="T2" style:family="text">
      <style:text-properties officeooo:rsid="000846d0"/>
    </style:style>
    <style:style style:name="T3" style:family="text">
      <style:text-properties fo:color="#c586c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 style:font-name="Droid Sans Mono" fo:font-weight="normal" fo:background-color="#1e1e1e" loext:char-shading-value="0"/>
    </style:style>
    <style:style style:name="T7" style:family="text">
      <style:text-properties fo:color="#dcdcaa" loext:opacity="100%"/>
    </style:style>
    <style:style style:name="T8" style:family="text">
      <style:text-properties fo:color="#d7ba7d" loext:opacity="100%"/>
    </style:style>
    <style:style style:name="T9" style:family="text">
      <style:text-properties officeooo:rsid="000d39c1"/>
    </style:style>
    <style:style style:name="T10" style:family="text">
      <style:text-properties fo:color="#b5cea8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6a9955" loext:opacity="100%"/>
    </style:style>
    <style:style style:name="T14" style:family="text">
      <style:text-properties officeooo:rsid="000fe26c"/>
    </style:style>
    <style:style style:name="T15" style:family="text">
      <style:text-properties officeooo:rsid="0010a8b2"/>
    </style:style>
    <style:style style:name="T16" style:family="text">
      <style:text-properties style:font-name="Liberation Sans" fo:font-size="13.3000001907349pt" fo:font-style="italic" fo:font-weight="bold" officeooo:rsid="0010a8b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P-idf</text:h>
      <text:h text:style-name="P2" text:outline-level="2">Serial comunication to pc and more:</text:h>
      <text:p text:style-name="P16"><text:a xlink:type="simple" xlink:href="https://docs.platformio.org/en/latest/projectconf/section_env_monitor.html" text:style-name="Internet_20_link" text:visited-style-name="Visited_20_Internet_20_Link"><text:span text:style-name="T1">platformio</text:span></text:a></text:p>
      <text:p text:style-name="P5">to setup the monitoring in vscode and platformio add the line:</text:p>
      <text:p text:style-name="P5"/>
      <text:p text:style-name="P6">monitor_speed = 115200</text:p>
      <text:p text:style-name="P6"/>
      <text:p text:style-name="P6">to platformio.ini</text:p>
      <text:p text:style-name="P6"/>
      <text:p text:style-name="P6"/>
      <text:p text:style-name="P6">to write from the esp32 <text:span text:style-name="T2">to pc</text:span></text:p>
      <text:p text:style-name="P6"/>
      <text:p text:style-name="P6"><text:span text:style-name="T5"/></text:p>
      <text:p text:style-name="P11"><text:span text:style-name="T3">#include</text:span><text:span text:style-name="T4"> </text:span><text:span text:style-name="T5">&lt;stdio.h&gt;</text:span></text:p>
      <text:p text:style-name="P11"><text:span text:style-name="T4">void</text:span> <text:span text:style-name="T7">app_main</text:span>(<text:span text:style-name="T4">void</text:span>)</text:p>
      <text:p text:style-name="P11">{</text:p>
      <text:p text:style-name="P11"><text:span text:style-name="T7">printf</text:span>(<text:span text:style-name="T5">"Hello world!</text:span><text:span text:style-name="T8">\n</text:span><text:span text:style-name="T5">"</text:span>);</text:p>
      <text:p text:style-name="P11">}</text:p>
      <text:p text:style-name="P8"><text:span text:style-name="T5"/></text:p>
      <text:p text:style-name="P8">to write from pc to esp32 <text:span text:style-name="T9">for now:</text:span></text:p>
      <text:p text:style-name="P10"><text:span text:style-name="T3">while</text:span> (<text:span text:style-name="T10">1</text:span>)</text:p>
      <text:p text:style-name="P11">{</text:p>
      <text:p text:style-name="P11"><text:span text:style-name="T11">uint8_t</text:span> <text:span text:style-name="T12">ch</text:span>;</text:p>
      <text:p text:style-name="P11"><text:span text:style-name="T12">ch</text:span> = <text:span text:style-name="T7">fgetc</text:span>(<text:span text:style-name="T4">stdin</text:span>); <text:span text:style-name="T13">// input non blocking</text:span></text:p>
      <text:p text:style-name="P11"><text:span text:style-name="T3">if</text:span> (<text:span text:style-name="T12">ch</text:span> != <text:span text:style-name="T10">0xFF</text:span>)</text:p>
      <text:p text:style-name="P11">{</text:p>
      <text:p text:style-name="P11"><text:span text:style-name="T7">fputc</text:span>(<text:span text:style-name="T12">ch</text:span>, <text:span text:style-name="T4">stdout</text:span>); <text:span text:style-name="T13">// output </text:span></text:p>
      <text:p text:style-name="P11">}</text:p>
      <text:p text:style-name="P11">}</text:p>
      <text:p text:style-name="P8"/>
      <text:p text:style-name="P8"/>
      <text:h text:style-name="P2" text:outline-level="2">upload to esp32 cam:</text:h>
      <text:p text:style-name="P7">connect pin IO0 to ground and restart or plug in</text:p>
      <text:p text:style-name="P7"/>
      <text:p text:style-name="P7"/>
      <text:h text:style-name="P2" text:outline-level="2">SD <text:span text:style-name="T14">control</text:span>:</text:h>
      <text:p text:style-name="P19">The process is 3 steps process: </text:p>
      <text:p text:style-name="P19">1. mount</text:p>
      <text:p text:style-name="P19">2. use normal C file work</text:p>
      <text:p text:style-name="P19">3. unmount</text:p>
      <text:p text:style-name="P19"/>
      <text:h text:style-name="P4" text:outline-level="4">1 – mount:</text:h>
      <text:p text:style-name="P15"/>
      <text:p text:style-name="P13"><text:soft-page-break/>// objects</text:p>
      <text:p text:style-name="P12"><text:span text:style-name="T3">#include</text:span><text:span text:style-name="T4"> </text:span><text:span text:style-name="T5">&lt;string.h&gt;</text:span></text:p>
      <text:p text:style-name="P12"><text:span text:style-name="T3">#include</text:span><text:span text:style-name="T4"> </text:span><text:span text:style-name="T5">&lt;sys/unistd.h&gt;</text:span></text:p>
      <text:p text:style-name="P17"/>
      <text:p text:style-name="P13">//functions</text:p>
      <text:p text:style-name="P12"><text:span text:style-name="T3">#include</text:span><text:span text:style-name="T4"> </text:span><text:span text:style-name="T5">&lt;sys/stat.h&gt;</text:span><text:span text:style-name="T4"> </text:span><text:span text:style-name="T13">//for checking if file exist</text:span></text:p>
      <text:p text:style-name="P12"><text:span text:style-name="T3">#include</text:span><text:span text:style-name="T4"> </text:span><text:span text:style-name="T5">"esp_vfs_fat.h"</text:span></text:p>
      <text:p text:style-name="P12"><text:span text:style-name="T3">#include</text:span><text:span text:style-name="T4"> </text:span><text:span text:style-name="T5">"sdmmc_cmd.h"</text:span></text:p>
      <text:p text:style-name="P12"><text:span text:style-name="T3">#include</text:span><text:span text:style-name="T4"> </text:span><text:span text:style-name="T5">"driver/sdmmc_host.h"</text:span></text:p>
      <text:p text:style-name="P17"/>
      <text:p text:style-name="P13">// static const char *TAG = "example";</text:p>
      <text:p text:style-name="P17"/>
      <text:p text:style-name="P12"><text:span text:style-name="T3">#define</text:span><text:span text:style-name="T4"> MOUNT_POINT </text:span><text:span text:style-name="T5">"/sdcard"</text:span></text:p>
      <text:p text:style-name="P17"/>
      <text:p text:style-name="P12"><text:span text:style-name="T4">void</text:span> <text:span text:style-name="T7">app_main</text:span>(<text:span text:style-name="T4">void</text:span>)</text:p>
      <text:p text:style-name="P12">{</text:p>
      <text:p text:style-name="P12"><text:span text:style-name="T11">esp_err_t</text:span> <text:span text:style-name="T12">ret</text:span>;</text:p>
      <text:p text:style-name="P17"/>
      <text:p text:style-name="P13">// Options for mounting the filesystem.</text:p>
      <text:p text:style-name="P13">// If format_if_mount_failed is set to true, SD card will be partitioned and</text:p>
      <text:p text:style-name="P13">// formatted in case when mounting fails.</text:p>
      <text:p text:style-name="P12"><text:span text:style-name="T11">esp_vfs_fat_sdmmc_mount_config_t</text:span> <text:span text:style-name="T12">mount_config</text:span> = {</text:p>
      <text:p text:style-name="P12">.format_if_mount_failed = <text:span text:style-name="T4">false</text:span>,</text:p>
      <text:p text:style-name="P12">.max_files = <text:span text:style-name="T10">5</text:span>, <text:span text:style-name="T13">//Max number of open files</text:span></text:p>
      <text:p text:style-name="P12">.allocation_unit_size = <text:span text:style-name="T10">16</text:span> * <text:span text:style-name="T10">1024</text:span>};</text:p>
      <text:p text:style-name="P17"/>
      <text:p text:style-name="P12"><text:span text:style-name="T11">sdmmc_card_t</text:span> *<text:span text:style-name="T12">card</text:span>; <text:span text:style-name="T13">//the object that will hold the card</text:span></text:p>
      <text:p text:style-name="P12"><text:span text:style-name="T4">const</text:span> <text:span text:style-name="T4">char</text:span> <text:span text:style-name="T12">mount_point</text:span><text:span text:style-name="T4">[]</text:span> = <text:span text:style-name="T4">MOUNT_POINT</text:span>; <text:span text:style-name="T13">//name of card root pos</text:span></text:p>
      <text:p text:style-name="P17"/>
      <text:p text:style-name="P13">// Use settings defined above to initialize SD card and mount FAT filesystem.</text:p>
      <text:p text:style-name="P17"/>
      <text:p text:style-name="P12"><text:span text:style-name="T11">sdmmc_host_t</text:span> <text:span text:style-name="T12">host</text:span> = <text:span text:style-name="T4">SDMMC_HOST_DEFAULT</text:span>(); <text:span text:style-name="T13">//the HW config data of the sd</text:span></text:p>
      <text:p text:style-name="P17"/>
      <text:p text:style-name="P13">// This initializes the slot without card detect (CD) and write protect (WP) signals.</text:p>
      <text:p text:style-name="P13">// Modify slot_config.gpio_cd and slot_config.gpio_wp if your board has these signals.</text:p>
      <text:p text:style-name="P12"><text:span text:style-name="T11">sdmmc_slot_config_t</text:span> <text:span text:style-name="T12">slot_config</text:span> = <text:span text:style-name="T4">SDMMC_SLOT_CONFIG_DEFAULT</text:span>();</text:p>
      <text:p text:style-name="P12"><text:span text:style-name="T12">slot_config</text:span>.<text:span text:style-name="T12">width</text:span> = <text:span text:style-name="T10">4</text:span>;</text:p>
      <text:p text:style-name="P17"/>
      <text:p text:style-name="P13">// Enable internal pullups on enabled pins.</text:p>
      <text:p text:style-name="P12"><text:span text:style-name="T12">slot_config</text:span>.<text:span text:style-name="T12">flags</text:span> |= <text:span text:style-name="T4">SDMMC_SLOT_FLAG_INTERNAL_PULLUP</text:span>;</text:p>
      <text:p text:style-name="P17"/>
      <text:p text:style-name="P13">//the main mounting function:</text:p>
      <text:p text:style-name="P13">//mount the card on card with mount_point position</text:p>
      <text:p text:style-name="P12"><text:span text:style-name="T12">ret</text:span> = <text:span text:style-name="T7">esp_vfs_fat_sdmmc_mount</text:span>(<text:span text:style-name="T12">mount_point</text:span>, &amp;<text:span text:style-name="T12">host</text:span>, &amp;<text:span text:style-name="T12">slot_config</text:span>, &amp;<text:span text:style-name="T12">mount_config</text:span>, &amp;<text:span text:style-name="T12">card</text:span>);</text:p>
      <text:p text:style-name="P17"/>
      <text:p text:style-name="P12"><text:span text:style-name="T3">if</text:span> (<text:span text:style-name="T12">ret</text:span> != <text:span text:style-name="T4">ESP_OK</text:span>) <text:span text:style-name="T13">//checks for errors</text:span></text:p>
      <text:p text:style-name="P12">{</text:p>
      <text:p text:style-name="P12"><text:span text:style-name="T3">if</text:span> (<text:span text:style-name="T12">ret</text:span> == <text:span text:style-name="T4">ESP_FAIL</text:span>)</text:p>
      <text:p text:style-name="P12">{</text:p>
      <text:p text:style-name="P13">//Failed to mount filesystem</text:p>
      <text:p text:style-name="P12">}</text:p>
      <text:p text:style-name="P14">else</text:p>
      <text:p text:style-name="P12">{</text:p>
      <text:p text:style-name="P13">//Failed to initialize the card -&gt; esp_err_to_name(ret)</text:p>
      <text:p text:style-name="P12"><text:soft-page-break/>}</text:p>
      <text:p text:style-name="P12"><text:span text:style-name="T3">return</text:span>;</text:p>
      <text:p text:style-name="P12">}</text:p>
      <text:p text:style-name="P13">// ********************************************* //</text:p>
      <text:p text:style-name="P13"/>
      <text:h text:style-name="P4" text:outline-level="4"><text:span text:style-name="T15">2 </text:span>– <text:span text:style-name="T16">C filesystem</text:span>:</text:h>
      <text:p text:style-name="P13">// Use POSIX and C standard library functions to work with files:</text:p>
      <text:p text:style-name="P13">// (normal C file usage)</text:p>
      <text:p text:style-name="P13">// First create a file.</text:p>
      <text:p text:style-name="P12"><text:span text:style-name="T4">const</text:span> <text:span text:style-name="T4">char</text:span> *<text:span text:style-name="T12">file_hello</text:span> = <text:span text:style-name="T4">MOUNT_POINT</text:span> <text:span text:style-name="T5">"/hello.txt"</text:span>;</text:p>
      <text:p text:style-name="P17"/>
      <text:p text:style-name="P13">//Opening file</text:p>
      <text:p text:style-name="P12"><text:span text:style-name="T11">FILE</text:span> *<text:span text:style-name="T12">f</text:span> = <text:span text:style-name="T7">fopen</text:span>(<text:span text:style-name="T12">file_hello</text:span>, <text:span text:style-name="T5">"w"</text:span>);</text:p>
      <text:p text:style-name="P12"><text:span text:style-name="T3">if</text:span> (<text:span text:style-name="T12">f</text:span> == <text:span text:style-name="T4">NULL</text:span>)</text:p>
      <text:p text:style-name="P12">{</text:p>
      <text:p text:style-name="P13">//Failed to open file for writing</text:p>
      <text:p text:style-name="P12"><text:span text:style-name="T3">return</text:span>;</text:p>
      <text:p text:style-name="P12">}</text:p>
      <text:p text:style-name="P12"><text:span text:style-name="T7">fprintf</text:span>(<text:span text:style-name="T12">f</text:span>, <text:span text:style-name="T5">"Hello </text:span><text:span text:style-name="T12">%s</text:span><text:span text:style-name="T5">!</text:span><text:span text:style-name="T8">\n</text:span><text:span text:style-name="T5">"</text:span>, <text:span text:style-name="T12">card</text:span>-&gt;<text:span text:style-name="T12">cid</text:span>.<text:span text:style-name="T12">name</text:span>);</text:p>
      <text:p text:style-name="P12"><text:span text:style-name="T7">fclose</text:span>(<text:span text:style-name="T12">f</text:span>);</text:p>
      <text:p text:style-name="P13">//File written</text:p>
      <text:p text:style-name="P17"/>
      <text:p text:style-name="P12"><text:span text:style-name="T4">const</text:span> <text:span text:style-name="T4">char</text:span> *<text:span text:style-name="T12">file_foo</text:span> = <text:span text:style-name="T4">MOUNT_POINT</text:span> <text:span text:style-name="T5">"/foo.txt"</text:span>;</text:p>
      <text:p text:style-name="P17"/>
      <text:p text:style-name="P13">// Check if destination file exists before renaming</text:p>
      <text:p text:style-name="P12"><text:span text:style-name="T4">struct</text:span> <text:span text:style-name="T11">stat</text:span> <text:span text:style-name="T12">st</text:span>;</text:p>
      <text:p text:style-name="P12"><text:span text:style-name="T3">if</text:span> (<text:span text:style-name="T7">stat</text:span>(<text:span text:style-name="T12">file_foo</text:span>, &amp;<text:span text:style-name="T12">st</text:span>) == <text:span text:style-name="T10">0</text:span>)</text:p>
      <text:p text:style-name="P12">{</text:p>
      <text:p text:style-name="P13">// Delete it if it exists</text:p>
      <text:p text:style-name="P12"><text:span text:style-name="T7">unlink</text:span>(<text:span text:style-name="T12">file_foo</text:span>);</text:p>
      <text:p text:style-name="P12">}</text:p>
      <text:p text:style-name="P17"/>
      <text:p text:style-name="P13">// Rename original file</text:p>
      <text:p text:style-name="P12"><text:span text:style-name="T3">if</text:span> (<text:span text:style-name="T7">rename</text:span>(<text:span text:style-name="T12">file_hello</text:span>, <text:span text:style-name="T12">file_foo</text:span>) != <text:span text:style-name="T10">0</text:span>)</text:p>
      <text:p text:style-name="P12">{</text:p>
      <text:p text:style-name="P13">//Rename failed</text:p>
      <text:p text:style-name="P12"><text:span text:style-name="T3">return</text:span>;</text:p>
      <text:p text:style-name="P12">}</text:p>
      <text:p text:style-name="P17"/>
      <text:p text:style-name="P13">// Open renamed file for reading</text:p>
      <text:p text:style-name="P12"><text:span text:style-name="T12">f</text:span> = <text:span text:style-name="T7">fopen</text:span>(<text:span text:style-name="T12">file_foo</text:span>, <text:span text:style-name="T5">"r"</text:span>);</text:p>
      <text:p text:style-name="P12"><text:span text:style-name="T3">if</text:span> (<text:span text:style-name="T12">f</text:span> == <text:span text:style-name="T4">NULL</text:span>)</text:p>
      <text:p text:style-name="P12">{</text:p>
      <text:p text:style-name="P13">//Failed to open file for reading</text:p>
      <text:p text:style-name="P12"><text:span text:style-name="T3">return</text:span>;</text:p>
      <text:p text:style-name="P12">}</text:p>
      <text:p text:style-name="P17"/>
      <text:p text:style-name="P13">// Read a line from file</text:p>
      <text:p text:style-name="P12"><text:span text:style-name="T4">char</text:span> <text:span text:style-name="T12">line</text:span>[<text:span text:style-name="T10">64</text:span>];</text:p>
      <text:p text:style-name="P12"><text:span text:style-name="T7">fgets</text:span>(<text:span text:style-name="T12">line</text:span>, <text:span text:style-name="T4">sizeof</text:span>(<text:span text:style-name="T12">line</text:span>), <text:span text:style-name="T12">f</text:span>);</text:p>
      <text:p text:style-name="P12"><text:span text:style-name="T7">fclose</text:span>(<text:span text:style-name="T12">f</text:span>);</text:p>
      <text:p text:style-name="P17"/>
      <text:p text:style-name="P13">// Strip newline</text:p>
      <text:p text:style-name="P12"><text:span text:style-name="T4">char</text:span> *<text:span text:style-name="T12">pos</text:span> = <text:span text:style-name="T7">strchr</text:span>(<text:span text:style-name="T12">line</text:span>, <text:span text:style-name="T5">'</text:span><text:span text:style-name="T8">\n</text:span><text:span text:style-name="T5">'</text:span>);</text:p>
      <text:p text:style-name="P12"><text:soft-page-break/><text:span text:style-name="T3">if</text:span> (<text:span text:style-name="T12">pos</text:span>)</text:p>
      <text:p text:style-name="P12">{</text:p>
      <text:p text:style-name="P12">*<text:span text:style-name="T12">pos</text:span> = <text:span text:style-name="T5">'</text:span><text:span text:style-name="T8">\0</text:span><text:span text:style-name="T5">'</text:span>;</text:p>
      <text:p text:style-name="P18"><text:span text:style-name="T6">}</text:span></text:p>
      <text:p text:style-name="P13">//******************************//</text:p>
      <text:p text:style-name="P13"/>
      <text:h text:style-name="P3" text:outline-level="4">3 – unmount:</text:h>
      <text:p text:style-name="P13">// All done, unmount partition and disable SDMMC peripheral</text:p>
      <text:p text:style-name="P12"><text:span text:style-name="T7">esp_vfs_fat_sdcard_unmount</text:span>(<text:span text:style-name="T12">mount_point</text:span>, <text:span text:style-name="T12">card</text:span>);</text:p>
      <text:p text:style-name="P12">}</text:p>
      <text:p text:style-name="P12"/>
      <text:p text:style-name="P9"/>
      <text:h text:style-name="Heading_20_2" text:outline-level="2">camera control:</text:h>
      <text:p text:style-name="P21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18:57.503294889</meta:creation-date>
    <meta:generator>LibreOffice/7.1.4.2$Linux_X86_64 LibreOffice_project/10$Build-2</meta:generator>
    <dc:date>2021-07-15T18:53:54.469800664</dc:date>
    <meta:editing-duration>PT28M40S</meta:editing-duration>
    <meta:editing-cycles>4</meta:editing-cycles>
    <meta:document-statistic meta:table-count="0" meta:image-count="0" meta:object-count="0" meta:page-count="4" meta:paragraph-count="128" meta:word-count="492" meta:character-count="3193" meta:non-whitespace-character-count="2824"/>
  </office:meta>
</office:document-meta>
</file>